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Helvetica Neue', Helvetica, Arial, sans-serif"/>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2" style:family="paragraph" style:parent-style-name="Standard">
      <style:paragraph-properties fo:margin-top="0cm" fo:margin-bottom="0cm" loext:contextual-spacing="false" fo:line-height="100%"/>
      <style:text-properties style:font-name="Ubuntu" fo:font-size="12pt" fo:language="en" fo:country="US" style:font-name-asian="Times New Roman1" style:font-size-asian="12pt" style:language-asian="en" style:country-asian="GB" style:font-name-complex="Times New Roman1" style:font-size-complex="12pt"/>
    </style:style>
    <style:style style:name="P3" style:family="paragraph" style:parent-style-name="Standard">
      <style:paragraph-properties fo:margin-top="0cm" fo:margin-bottom="0cm" loext:contextual-spacing="false" fo:line-height="100%"/>
      <style:text-properties style:font-name="Ubuntu" fo:font-size="12pt" fo:language="en" fo:country="US" style:font-size-asian="12pt" style:font-size-complex="12pt"/>
    </style:style>
    <style:style style:name="P4" style:family="paragraph" style:parent-style-name="Standard">
      <style:paragraph-properties fo:margin-top="0cm" fo:margin-bottom="0cm" loext:contextual-spacing="false" fo:line-height="100%"/>
      <style:text-properties style:font-name="Ubuntu" fo:font-size="12pt" fo:language="en" fo:country="US" fo:font-style="italic" style:font-name-asian="Times New Roman1" style:font-size-asian="12pt" style:language-asian="en" style:country-asian="GB" style:font-style-asian="italic" style:font-name-complex="Times New Roman1" style:font-size-complex="12pt"/>
    </style:style>
    <style:style style:name="P5" style:family="paragraph" style:parent-style-name="Standard">
      <style:paragraph-properties fo:margin-top="0cm" fo:margin-bottom="0cm" loext:contextual-spacing="false" fo:line-height="100%" fo:break-before="page"/>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6" style:family="paragraph" style:parent-style-name="Standard">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7" style:family="paragraph" style:parent-style-name="Standard">
      <style:text-properties style:font-name="Ubuntu" fo:font-size="12pt" fo:language="en" fo:country="US" fo:font-weight="bold" officeooo:rsid="0019daf7" officeooo:paragraph-rsid="0019daf7" style:font-size-asian="12pt" style:font-weight-asian="bold" style:font-size-complex="12pt" style:font-weight-complex="bold"/>
    </style:style>
    <style:style style:name="P8" style:family="paragraph" style:parent-style-name="Standard">
      <style:text-properties style:font-name="Ubuntu" fo:font-size="12pt" fo:language="en" fo:country="US" fo:font-weight="bold" officeooo:rsid="000c2ac5" officeooo:paragraph-rsid="000c2ac5" style:font-size-asian="12pt" style:font-weight-asian="bold" style:font-size-complex="12pt" style:font-weight-complex="bold"/>
    </style:style>
    <style:style style:name="P9" style:family="paragraph" style:parent-style-name="Standard">
      <style:text-properties style:font-name="Ubuntu" fo:font-size="12pt" fo:language="en" fo:country="US" style:font-name-asian="Times New Roman1" style:font-size-asian="12pt" style:language-asian="en" style:country-asian="GB" style:font-name-complex="Times New Roman1" style:font-size-complex="12pt"/>
    </style:style>
    <style:style style:name="P10" style:family="paragraph" style:parent-style-name="Standard">
      <style:text-properties style:font-name="Ubuntu" fo:font-size="12pt" fo:language="en" fo:country="US" style:font-size-asian="12pt" style:font-size-complex="12pt"/>
    </style:style>
    <style:style style:name="P11" style:family="paragraph" style:parent-style-name="Standard">
      <style:text-properties style:font-name="Ubuntu" fo:font-size="12pt" fo:language="en" fo:country="US" officeooo:paragraph-rsid="0011d318" style:font-size-asian="12pt" style:font-size-complex="12pt"/>
    </style:style>
    <style:style style:name="P12" style:family="paragraph" style:parent-style-name="Standard">
      <style:text-properties style:font-name="Ubuntu" fo:font-size="12pt" fo:language="en" fo:country="US" officeooo:paragraph-rsid="00186a26" style:font-size-asian="12pt" style:font-size-complex="12pt"/>
    </style:style>
    <style:style style:name="P13" style:family="paragraph" style:parent-style-name="Standard" style:list-style-name="L3">
      <style:text-properties style:font-name="Ubuntu" fo:font-size="12pt" fo:language="en" fo:country="US" officeooo:rsid="000c2ac5" officeooo:paragraph-rsid="000c2ac5" style:font-size-asian="12pt" style:font-size-complex="12pt"/>
    </style:style>
    <style:style style:name="P14" style:family="paragraph" style:parent-style-name="Standard" style:list-style-name="L3">
      <style:text-properties style:font-name="Ubuntu" fo:font-size="12pt" fo:language="en" fo:country="US" officeooo:rsid="000dd6f9" officeooo:paragraph-rsid="000dd6f9" style:font-size-asian="12pt" style:font-size-complex="12pt"/>
    </style:style>
    <style:style style:name="P15" style:family="paragraph" style:parent-style-name="Standard">
      <style:text-properties style:font-name="Ubuntu" fo:font-size="12pt" fo:language="en" fo:country="US" officeooo:paragraph-rsid="00061a12" style:font-size-asian="12pt" style:font-size-complex="12pt"/>
    </style:style>
    <style:style style:name="P16" style:family="paragraph" style:parent-style-name="Standard">
      <style:text-properties style:font-name="Ubuntu" fo:font-size="12pt" fo:language="en" fo:country="US" fo:font-style="normal" fo:font-weight="normal" officeooo:rsid="0010ade6" officeooo:paragraph-rsid="0010ade6" style:font-name-asian="Times New Roman1" style:font-size-asian="12pt" style:language-asian="en" style:country-asian="GB" style:font-style-asian="normal" style:font-weight-asian="normal" style:font-name-complex="Times New Roman1" style:font-size-complex="12pt" style:font-style-complex="normal" style:font-weight-complex="normal"/>
    </style:style>
    <style:style style:name="P17" style:family="paragraph" style:parent-style-name="Standard">
      <style:text-properties style:font-name="Ubuntu" fo:font-size="12pt" fo:language="en" fo:country="US" fo:font-style="normal" fo:font-weight="normal" officeooo:rsid="0016723a" officeooo:paragraph-rsid="0016723a" style:font-name-asian="Times New Roman1" style:font-size-asian="12pt" style:language-asian="en" style:country-asian="GB" style:font-style-asian="normal" style:font-weight-asian="normal" style:font-name-complex="Times New Roman1" style:font-size-complex="12pt" style:font-style-complex="normal" style:font-weight-complex="normal"/>
    </style:style>
    <style:style style:name="P18" style:family="paragraph" style:parent-style-name="Standard">
      <style:text-properties style:font-name="Ubuntu" fo:font-size="12pt" fo:language="en" fo:country="US" fo:font-weight="normal" officeooo:rsid="0019daf7" officeooo:paragraph-rsid="0019daf7" style:font-size-asian="12pt" style:font-weight-asian="normal" style:font-size-complex="12pt" style:font-weight-complex="normal"/>
    </style:style>
    <style:style style:name="P19" style:family="paragraph" style:parent-style-name="Standard">
      <style:text-properties style:font-name="Ubuntu" fo:font-size="12pt" fo:language="en" fo:country="US" fo:font-weight="normal" officeooo:rsid="001ba054" officeooo:paragraph-rsid="001ba054" style:font-size-asian="12pt" style:font-weight-asian="normal" style:font-size-complex="12pt" style:font-weight-complex="normal"/>
    </style:style>
    <style:style style:name="P20" style:family="paragraph" style:parent-style-name="Standard">
      <style:text-properties style:font-name="Ubuntu" fo:font-size="12pt" fo:language="en" fo:country="US" fo:font-weight="normal" officeooo:rsid="00193f14" officeooo:paragraph-rsid="001ec51a" style:font-size-asian="12pt" style:font-weight-asian="normal" style:font-size-complex="12pt" style:font-weight-complex="normal"/>
    </style:style>
    <style:style style:name="P21" style:family="paragraph" style:parent-style-name="Standard" style:list-style-name="L2">
      <style:text-properties style:font-name="Ubuntu" fo:font-size="12pt" fo:language="en" fo:country="US" fo:font-weight="normal" officeooo:rsid="000a4cd0" officeooo:paragraph-rsid="000a4cd0" style:font-size-asian="12pt" style:font-weight-asian="normal" style:font-size-complex="12pt" style:font-weight-complex="normal"/>
    </style:style>
    <style:style style:name="P22" style:family="paragraph" style:parent-style-name="Standard" style:list-style-name="L2">
      <style:text-properties style:font-name="Ubuntu" fo:font-size="12pt" fo:language="en" fo:country="US" fo:font-weight="normal" officeooo:rsid="000a4cd0" officeooo:paragraph-rsid="000c2ac5" style:font-size-asian="12pt" style:font-weight-asian="normal" style:font-size-complex="12pt" style:font-weight-complex="normal"/>
    </style:style>
    <style:style style:name="P23" style:family="paragraph" style:parent-style-name="Standard" style:list-style-name="L2">
      <style:text-properties style:font-name="Ubuntu" fo:font-size="12pt" fo:language="en" fo:country="US" fo:font-weight="normal" officeooo:rsid="000c2ac5" officeooo:paragraph-rsid="000c2ac5" style:font-size-asian="12pt" style:font-weight-asian="normal" style:font-size-complex="12pt" style:font-weight-complex="normal"/>
    </style:style>
    <style:style style:name="P24" style:family="paragraph" style:parent-style-name="Standard" style:list-style-name="L3">
      <style:text-properties style:font-name="Ubuntu" fo:font-size="12pt" fo:language="en" fo:country="US" fo:font-weight="normal" officeooo:rsid="000c2ac5" officeooo:paragraph-rsid="000c2ac5" style:font-size-asian="12pt" style:font-weight-asian="normal" style:font-size-complex="12pt" style:font-weight-complex="normal"/>
    </style:style>
    <style:style style:name="P25" style:family="paragraph" style:parent-style-name="Standard" style:list-style-name="L2">
      <style:text-properties style:font-name="Ubuntu" fo:font-size="12pt" fo:language="en" fo:country="US" fo:font-weight="normal" officeooo:rsid="000df4dc" officeooo:paragraph-rsid="000df4dc" style:font-size-asian="12pt" style:font-weight-asian="normal" style:font-size-complex="12pt" style:font-weight-complex="normal"/>
    </style:style>
    <style:style style:name="P26" style:family="paragraph" style:parent-style-name="Standard" style:list-style-name="L3">
      <style:text-properties style:font-name="Ubuntu" fo:font-size="12pt" fo:language="en" fo:country="US" fo:font-weight="normal" officeooo:rsid="000df4dc" officeooo:paragraph-rsid="000df4dc" style:font-size-asian="12pt" style:font-weight-asian="normal" style:font-size-complex="12pt" style:font-weight-complex="normal"/>
    </style:style>
    <style:style style:name="P27" style:family="paragraph" style:parent-style-name="Standard">
      <style:text-properties style:font-name="Ubuntu" fo:font-size="12pt" fo:language="en" fo:country="US" fo:font-weight="normal" officeooo:rsid="001fa163" officeooo:paragraph-rsid="001fa163" style:font-size-asian="12pt" style:font-weight-asian="normal" style:font-size-complex="12pt" style:font-weight-complex="normal"/>
    </style:style>
    <style:style style:name="P28" style:family="paragraph" style:parent-style-name="Standard">
      <style:text-properties style:font-name="Ubuntu" fo:font-size="12pt" fo:language="en" fo:country="US" fo:font-weight="normal" officeooo:rsid="00225b5c" officeooo:paragraph-rsid="0024be9b" style:font-size-asian="12pt" style:font-weight-asian="normal" style:font-size-complex="12pt" style:font-weight-complex="normal"/>
    </style:style>
    <style:style style:name="P29" style:family="paragraph" style:parent-style-name="Standard">
      <style:text-properties style:font-name="Ubuntu" fo:font-size="12pt" fo:language="en" fo:country="US" fo:font-weight="normal" officeooo:rsid="0024be9b" officeooo:paragraph-rsid="0024be9b" style:font-size-asian="12pt" style:font-weight-asian="normal" style:font-size-complex="12pt" style:font-weight-complex="normal"/>
    </style:style>
    <style:style style:name="P30" style:family="paragraph" style:parent-style-name="Standard">
      <style:text-properties style:font-name="Ubuntu" fo:font-size="12pt" fo:language="en" fo:country="US" fo:font-weight="normal" officeooo:rsid="00256e26" officeooo:paragraph-rsid="00256e26" style:font-size-asian="12pt" style:font-weight-asian="normal" style:font-size-complex="12pt" style:font-weight-complex="normal"/>
    </style:style>
    <style:style style:name="P31" style:family="paragraph" style:parent-style-name="Standard">
      <style:paragraph-properties fo:break-before="page"/>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32" style:family="paragraph" style:parent-style-name="Standard">
      <style:paragraph-properties fo:break-before="page"/>
      <style:text-properties style:font-name="Ubuntu" fo:font-size="12pt" fo:language="en" fo:country="US" fo:font-weight="bold" officeooo:rsid="0019daf7" officeooo:paragraph-rsid="0019daf7" style:font-size-asian="12pt" style:font-weight-asian="bold" style:font-size-complex="12pt" style:font-weight-complex="bold"/>
    </style:style>
    <style:style style:name="P33" style:family="paragraph" style:parent-style-name="Standard">
      <style:paragraph-properties fo:break-before="page"/>
      <style:text-properties style:font-name="Ubuntu" fo:font-size="12pt" fo:language="en" fo:country="US" officeooo:paragraph-rsid="00061a12" style:font-size-asian="12pt" style:font-size-complex="12pt"/>
    </style:style>
    <style:style style:name="P34" style:family="paragraph" style:parent-style-name="Title" style:master-page-name="Standard">
      <style:paragraph-properties style:page-number="auto"/>
      <style:text-properties style:font-name="Ubuntu" fo:font-size="12pt" fo:language="en" fo:country="US" style:font-name-asian="Times New Roman1" style:font-size-asian="12pt" style:language-asian="en" style:country-asian="GB" style:font-size-complex="12pt"/>
    </style:style>
    <style:style style:name="T1" style:family="text">
      <style:text-properties style:font-name-asian="Times New Roman1" style:language-asian="en" style:country-asian="GB" style:font-name-complex="Times New Roman1"/>
    </style:style>
    <style:style style:name="T2" style:family="text">
      <style:text-properties officeooo:rsid="00056fe9" style:font-name-asian="Times New Roman1" style:language-asian="en" style:country-asian="GB" style:font-name-complex="Times New Roman1"/>
    </style:style>
    <style:style style:name="T3" style:family="text">
      <style:text-properties officeooo:rsid="000f17cc" style:font-name-asian="Times New Roman1" style:language-asian="en" style:country-asian="GB" style:font-name-complex="Times New Roman1"/>
    </style:style>
    <style:style style:name="T4" style:family="text">
      <style:text-properties style:text-position="super 58%" style:font-name-asian="Times New Roman1" style:language-asian="en" style:country-asian="GB" style:font-name-complex="Times New Roman1"/>
    </style:style>
    <style:style style:name="T5" style:family="text">
      <style:text-properties officeooo:rsid="00061a12"/>
    </style:style>
    <style:style style:name="T6" style:family="text">
      <style:text-properties officeooo:rsid="000c2ac5"/>
    </style:style>
    <style:style style:name="T7" style:family="text">
      <style:text-properties fo:font-weight="normal" style:font-weight-asian="normal" style:font-weight-complex="normal"/>
    </style:style>
    <style:style style:name="T8" style:family="text">
      <style:text-properties fo:font-weight="normal" officeooo:rsid="000dd6f9" style:font-weight-asian="normal" style:font-weight-complex="normal"/>
    </style:style>
    <style:style style:name="T9" style:family="text">
      <style:text-properties fo:font-weight="normal" officeooo:rsid="0011d318" style:font-weight-asian="normal" style:font-weight-complex="normal"/>
    </style:style>
    <style:style style:name="T10" style:family="text">
      <style:text-properties fo:font-weight="normal" officeooo:rsid="0012ac20" style:font-weight-asian="normal" style:font-weight-complex="normal"/>
    </style:style>
    <style:style style:name="T11" style:family="text">
      <style:text-properties fo:font-weight="normal" officeooo:rsid="0016723a"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11d318" style:font-weight-asian="bold" style:font-weight-complex="bold"/>
    </style:style>
    <style:style style:name="T14" style:family="text">
      <style:text-properties fo:font-weight="bold" officeooo:rsid="00147691" style:font-weight-asian="bold" style:font-weight-complex="bold"/>
    </style:style>
    <style:style style:name="T15" style:family="text">
      <style:text-properties fo:font-weight="bold" officeooo:rsid="0016723a" style:font-weight-asian="bold" style:font-weight-complex="bold"/>
    </style:style>
    <style:style style:name="T16" style:family="text">
      <style:text-properties fo:font-weight="bold" officeooo:rsid="00061a12" style:font-weight-asian="bold" style:font-weight-complex="bold"/>
    </style:style>
    <style:style style:name="T17" style:family="text">
      <style:text-properties fo:font-weight="bold" officeooo:rsid="0024be9b" style:font-weight-asian="bold" style:font-weight-complex="bold"/>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fo:letter-spacing="normal" fo:font-style="normal" fo:font-weight="normal" officeooo:rsid="00186a26" style:font-name-asian="Times New Roman1" style:language-asian="en" style:country-asian="GB" style:font-style-asian="normal" style:font-weight-asian="normal" style:font-name-complex="Times New Roman1" style:font-style-complex="normal" style:font-weight-complex="normal"/>
    </style:style>
    <style:style style:name="T20" style:family="text">
      <style:text-properties fo:font-variant="normal" fo:text-transform="none" fo:color="#000000" fo:letter-spacing="normal" fo:font-style="normal" fo:font-weight="normal" officeooo:rsid="0018f97a" style:font-name-asian="Times New Roman1" style:language-asian="en" style:country-asian="GB" style:font-style-asian="normal" style:font-weight-asian="normal" style:font-name-complex="Times New Roman1" style:font-style-complex="normal" style:font-weight-complex="normal"/>
    </style:style>
    <style:style style:name="T21" style:family="text">
      <style:text-properties fo:font-variant="normal" fo:text-transform="none" fo:color="#000000" fo:letter-spacing="normal" fo:font-style="normal" style:font-name-asian="Times New Roman1" style:language-asian="en" style:country-asian="GB" style:font-style-asian="normal" style:font-name-complex="Times New Roman1" style:font-style-complex="normal"/>
    </style:style>
    <style:style style:name="T22" style:family="text">
      <style:text-properties fo:font-variant="normal" fo:text-transform="none" fo:color="#000000" fo:letter-spacing="normal" fo:font-style="normal" officeooo:rsid="0018f97a" style:font-name-asian="Times New Roman1" style:language-asian="en" style:country-asian="GB" style:font-style-asian="normal" style:font-name-complex="Times New Roman1" style:font-style-complex="normal"/>
    </style:style>
    <style:style style:name="T23" style:family="text">
      <style:text-properties fo:font-variant="normal" fo:text-transform="none" fo:color="#000000" fo:letter-spacing="normal" fo:font-style="normal" officeooo:rsid="001ba054" style:font-name-asian="Times New Roman1" style:language-asian="en" style:country-asian="GB" style:font-style-asian="normal" style:font-name-complex="Times New Roman1" style:font-style-complex="normal"/>
    </style:style>
    <style:style style:name="T24" style:family="text">
      <style:text-properties fo:font-variant="normal" fo:text-transform="none" fo:color="#000000" fo:letter-spacing="normal" fo:font-style="normal" officeooo:rsid="001bb689" style:font-name-asian="Times New Roman1" style:language-asian="en" style:country-asian="GB" style:font-style-asian="normal" style:font-name-complex="Times New Roman1" style:font-style-complex="normal"/>
    </style:style>
    <style:style style:name="T25" style:family="text">
      <style:text-properties fo:font-variant="normal" fo:text-transform="none" fo:color="#000000" fo:letter-spacing="normal" fo:font-style="normal" officeooo:rsid="001d9a39" style:font-name-asian="Times New Roman1" style:language-asian="en" style:country-asian="GB" style:font-style-asian="normal" style:font-name-complex="Times New Roman1" style:font-style-complex="normal"/>
    </style:style>
    <style:style style:name="T26" style:family="text">
      <style:text-properties officeooo:rsid="0019daf7"/>
    </style:style>
    <style:style style:name="T27" style:family="text">
      <style:text-properties fo:font-style="italic" style:font-name-asian="Times New Roman1" style:language-asian="en" style:country-asian="GB" style:font-style-asian="italic" style:font-name-complex="Times New Roman1"/>
    </style:style>
    <style:style style:name="T28" style:family="text">
      <style:text-properties fo:font-style="italic" fo:font-weight="bold" style:font-name-asian="Times New Roman1" style:language-asian="en" style:country-asian="GB" style:font-style-asian="italic" style:font-weight-asian="bold" style:font-name-complex="Times New Roman1"/>
    </style:style>
    <style:style style:name="T29" style:family="text">
      <style:text-properties fo:font-style="normal" fo:font-weight="normal" officeooo:rsid="0011d318" style:font-name-asian="Times New Roman1" style:language-asian="en" style:country-asian="GB" style:font-style-asian="normal" style:font-weight-asian="normal" style:font-name-complex="Times New Roman1" style:font-style-complex="normal" style:font-weight-complex="normal"/>
    </style:style>
    <style:style style:name="T30" style:family="text">
      <style:text-properties fo:font-style="normal" fo:font-weight="normal" officeooo:rsid="00186a26" style:font-name-asian="Times New Roman1" style:language-asian="en" style:country-asian="GB" style:font-style-asian="normal" style:font-weight-asian="normal" style:font-name-complex="Times New Roman1" style:font-style-complex="normal" style:font-weight-complex="normal"/>
    </style:style>
    <style:style style:name="T31" style:family="text">
      <style:text-properties fo:font-style="normal" fo:font-weight="bold" officeooo:rsid="00186a26" style:font-name-asian="Times New Roman1" style:language-asian="en" style:country-asian="GB" style:font-style-asian="normal" style:font-weight-asian="bold" style:font-name-complex="Times New Roman1" style:font-style-complex="normal" style:font-weight-complex="bold"/>
    </style:style>
    <style:style style:name="T32" style:family="text">
      <style:text-properties officeooo:rsid="0020611d"/>
    </style:style>
    <style:style style:name="T33" style:family="text">
      <style:text-properties officeooo:rsid="0023bd56"/>
    </style:style>
    <style:style style:name="T34" style:family="text">
      <style:text-properties officeooo:rsid="0024be9b"/>
    </style:style>
    <style:style style:name="T35" style:family="text">
      <style:text-properties officeooo:rsid="00256e26"/>
    </style:style>
    <style:style style:name="T36" style:family="text">
      <style:text-properties officeooo:rsid="002661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Background</text:p>
      <text:p text:style-name="P1"/>
      <text:p text:style-name="P1">Hansard Dataset</text:p>
      <text:p text:style-name="P2"/>
      <text:p text:style-name="P3"><text:span text:style-name="T1">The Hansard Dataset is a set of documents produced by the British Parliament, which began in the 18</text:span><text:span text:style-name="T4">th</text:span><text:span text:style-name="T1"> and 19</text:span><text:span text:style-name="T4">th</text:span><text:span text:style-name="T1"> century. These documents contain reports and details of debates in the House of Commons, going back to the year 1803. Eventually, in 1907, these reports were made official and started being produced by Parliament itself, becoming “The Official Report”, though still unofficially known as Hansard. Along with becoming official, a report was officially defined as being one:</text:span></text:p>
      <text:p text:style-name="P4"/>
      <text:p text:style-name="P4">“which, though not strictly verbatim, is substantially the</text:p>
      <text:p text:style-name="P4">verbatim report, with repetitions and redundancies omitted and with obvious mistakes corrected, but which on the other hand leaves out nothing that adds to the meaning of the speech or illustrates the argument" (PUT REF HERE)</text:p>
      <text:p text:style-name="P2"/>
      <text:p text:style-name="P2">Hansard is available in a variety of versions. The most commonly used and best known version is the Daily Hansard, which appears each morning and reports of the previous day’s proceedings. However, access to this is via an API that only provides the most recent 7 days <text:span text:style-name="T5">worth of Hansard, which limits its usability for this project due to the restricted amount of data available</text:span>. For this project, most training and processing will be done on the Historical Hansard dataset, which is a dataset containing all 6 series of Hansard, between 1803 to 2004, though it is expected that some of the older documents will be less useful for this project due to the likelihood of them using outdated speech that would no longer be relevant.</text:p>
      <text:p text:style-name="P2"/>
      <text:p text:style-name="P2">The Historical Hansard Dataset is available online in an XML format. Multiple documents per series are available, each document covering a few days debates at most. It is a large dataset, reaching around 10Gb in size in total. Most of the documents available are scanned from hard copies, rather than typed up directly, meaning there is a possibility of small errors from the scanning process that may have to be dealt with. Additionally, from preliminary looks, the data itself appears to be only loosely formatted, and each of the six series appear to be formatted in a slightly different way, so any system designed to read this data will have to be capable of dealing with any changes to formatting.</text:p>
      <text:p text:style-name="P6"><text:bookmark text:name="_GoBack"/></text:p>
      <text:p text:style-name="P5">Natural Language Processing</text:p>
      <text:p text:style-name="P1"/>
      <text:p text:style-name="P9"><text:bookmark-start text:name="__DdeLink__124_837893204"/>Natural Language Processing (NLP) is the process of getting a computer to read and understand written text. Computers are very good at dealing with numbers and performing complex calculations at high speed but are not as good at understand spoken or written language. Because of this, a large part of NLP is the act of processing the data, or text, to make it easier for the computer to understand and work with. NLP covers multiple topics, such as Named Entity Recognition, part of Speech Tagging, and Sentence Boundary Disambiguation. However, the part this project is mainly interested is the act of Sentiment Analysis.</text:p>
      <text:p text:style-name="P9">Sentiment Analysis, also known as Opinion Mining, is the process of identifying and extracting the opinions expressed in a piece of text. It aims to determine the attitude of a speaker or writer towards a topic, or the overall polarity of a piece of text. This can be a judgement made by the writer or speaker, in the case of reviews, or the emotional state of the speaker or writer.</text:p>
      <text:p text:style-name="P10"><text:span text:style-name="T1">A basic version of Sentiment Analysis classifies the </text:span><text:span text:style-name="T27">polarity </text:span><text:span text:style-name="T1">of a piece of text, classifying it as either positive, negative or neutral. A more advanced version would be, for example, looking at emotions expressed in the text, classifying it as </text:span><text:span text:style-name="T27">angry, happy, </text:span><text:span text:style-name="T1">or </text:span><text:span text:style-name="T27">sad</text:span><text:span text:style-name="T1">, as some examples. A basic method used can be to compare a piece to two lists of words, one a list of words that usually denote a positive polarity, and one that usually denotes a negative polarity. A system can then simply count the number of positive and negative words in a piece of text, account for any negation (Saying </text:span><text:span text:style-name="T27">not great</text:span><text:span text:style-name="T28"> </text:span><text:span text:style-name="T1">would change the word </text:span><text:span text:style-name="T27">great </text:span><text:span text:style-name="T1">from a positive to a negative word, for instance) and whichever type of word was most common would denote the piece of text’s sentiment. However, this method is likely only useful for those pieces of text where it’s known that strong sentiment is likely to be expressed in a simple enough manner, in text such as a review. <text:s/></text:span></text:p>
      <text:p text:style-name="P10"><text:span text:style-name="T1">Stance Detection is another aspect of Natural Language Processing, similar to Sentiment Analysis. However, the difference here is that Stance Detection sets out to classify the relative stance of two pieces of text, classifying whether the texts agrees with, disagrees with, discusses, or are unrelated to each other. An example would be detecting the stance of a news article compared to its headline. </text:span><text:span text:style-name="T2">This may be more applicable to the Hansard Dataset than Sentiment Analysis as the members of parliament are likely to be expressing some form of stance on a topic that they are debating, </text:span><text:span text:style-name="T3">but also somewhat more complicated to do, due to the additional classes involved.</text:span><text:bookmark-end text:name="__DdeLink__124_837893204"/></text:p>
      <text:p text:style-name="P6"/>
      <text:p text:style-name="P31">Related Work</text:p>
      <text:p text:style-name="P16">In reasearching the potential design of project, a few relevant pieces of work done by others were discovered, some of which had a useful impact on the design of this project. </text:p>
      <text:p text:style-name="P11"><text:span text:style-name="T29">“</text:span><text:span text:style-name="T12">Towards sentiment analysis on parliamentary debates in Hansard”</text:span><text:span text:style-name="T13">(CITE HERE) </text:span><text:span text:style-name="T11">is a paper</text:span><text:span text:style-name="T15"> </text:span><text:span text:style-name="T9">which discussed the progress made </text:span><text:span text:style-name="T10">by a group of PHD researchers towards applying classic sentiment analysis techniques to the hansard dataset, such as word association. </text:span><text:span text:style-name="T14">TODO FINISH THIS WHEN CAN READ PAPER</text:span></text:p>
      <text:p text:style-name="P17"><text:span text:style-name="T12">They Work For You </text:span>(CITE HERE) is a website that allowed the user to search for their local MP via post code, and the site can then display the voting patterns for that MP, along with information about how often their votes align with their parties votes, and shows examples of appearences made by that MP and what they said. The source code is publicly available on Github (CITE HERE) and uses python for a large part of their code base. Whilst it does not appear that they use any form of sentiment analysis, it’s still a good example of the sort of thing that can be done using the parlimentary data, and would likely be well suplimented by my project, allowing them to also show how an MP might speak in debates, as well as how they vote.</text:p>
      <text:p text:style-name="P12"><text:span text:style-name="T31">The Fake News Challenge (CITE HERE) </text:span><text:span text:style-name="T30">is a challenge set up to explore “</text:span><text:span text:style-name="T18">how artificial intelligence technologies could be leveraged to combat fake news.</text:span><text:span text:style-name="T19">” and aims to eventually produce a tool that can help human fact checkers tell if a news story is a hoax, or intentionally misleading. The first part of the challenge involved the use of Stance Analaysis on a series of news articles, comparing the contents of the article with the headline, to tell if the article contents agree with the headline or not. As the project is set up as a competition, multiple teams submitted solutions to the problem, showing a variety of techniques </text:span><text:span text:style-name="T20">in solving this problem. </text:span></text:p>
      <text:p text:style-name="P12"><text:span text:style-name="T20"/></text:p>
      <text:p text:style-name="P7"><text:span text:style-name="T22"/></text:p>
      <text:p text:style-name="P32"><text:span text:style-name="T22">T</text:span><text:span text:style-name="T21">echnology Research</text:span></text:p>
      <text:p text:style-name="P18"><text:span text:style-name="T21">Before any form of planning could begin for the project, some research on the kinds of technologies available was required. Three topics had to be researched, namely the language to be used, what methods were available for sentiment analysis, and what was available to extract the data from its original form to something more useable</text:span></text:p>
      <text:p text:style-name="P18"><text:span text:style-name="T23">For sentiment analysis, and other required NLP tools, the Natural Language Toolkit (NLTK) (CITE HERE) was found. This Python package provides methods and classes for a majority of NLP tasks, including everything required for this project. Additionally, it’s well documented, as it is commonly used by other projects that require some form of NLP. This means it would be easy to find solutions to any problem encountered during development, as it is highly likely someone else using the same package has encountered a similar issue and documented a solution online. Due to this, it was quickly decided that the NLTK package would be used for all NLP requirements, which also meant the language to be used would be Python.</text:span></text:p>
      <text:p text:style-name="P19"><text:span text:style-name="T23">O</text:span><text:span text:style-name="T21">nce a </text:span><text:span text:style-name="T24">language</text:span><text:span text:style-name="T21"> was selected, some form of parsing tool had to be discovered. As the data is provided in XML, a commonly used semi-structured database format, the chosen parser solution had to be able to parse XML. An often used package for Python that could do this is “lxml” (CITE?), </text:span><text:span text:style-name="T24">a package which could read in XML data structures and translate them into its own set of classes to be used in Python. However, lxml expects well structured data, whereas the hansard dataset is not as well organised. For this reason, it was decided that BeautifulSoup4 (CITE) would be used, </text:span><text:span text:style-name="T25">a module designed to parse less structured data, in HTML or XML. It makes use of the lxml module, but provides methods that allow the parsing of data whose structure is unknown.</text:span></text:p>
      <text:p text:style-name="P15"><text:span text:style-name="T16"/></text:p>
      <text:p text:style-name="P33"><text:span text:style-name="T16">Analysis</text:span></text:p>
      <text:p text:style-name="P20">Following along from the <text:span text:style-name="T26">background research, some decisions were made on how this project would proceed, and what challenges were expected. Additionally, the design of the overall system had to be developed, and the developmental process.</text:span></text:p>
      <text:p text:style-name="P20"><text:span text:style-name="T26">Due to the size and complexity of some of the source data, it was decided that the system would not be able to work directly with the original data without some form of intermediary parsing system. Thus, part of the project was to develop a parser that would get all relevant data from the original files, and reorganize them into a more useful format. It was therefore also necessary to decide on the structure of the data once parsed, and how this data would be stored and accessed by the rest of the system. It would also be necessary to decide what exactly from the original data was relevant to the project. </text:span></text:p>
      <text:p text:style-name="P27">Additionally, it was important that speech be attributed to the correct member of parliament. It often appeared that the way an MP was referenced in the data would change, <text:span text:style-name="T32">going from a full title, honorific and name to just surname. It was important that these different forms of name be recognized as the same person, otherwise speech attributed to just one person would be seen as being said by different people, reducing the accuracy of any searching. This could be done using Named Entity Recognition, an aspect of NLP.</text:span></text:p>
      <text:p text:style-name="P28">Any form of supervised machine learning method requires training and testing datasets. Due to the nature of the data being used, there are no preexisiting sets of annotated data available, and thus the datasets used must be hand annotated. A tool designed to do this must therefore be produced that can assist in this lengthy process, allowing a user to generate a set of annotated data that can then be used <text:span text:style-name="T33">to train a Artificial Intelligence.</text:span></text:p>
      <text:p text:style-name="P28"><text:span text:style-name="T17">System Design</text:span></text:p>
      <text:p text:style-name="P28"><text:s/><text:span text:style-name="T34">The top level functional design should follow the image below:</text:span></text:p>
      <text:p text:style-name="P29">&lt;IMAGE HERE&gt;</text:p>
      <text:p text:style-name="P29">fig 1: Functional block diagram of the overall system</text:p>
      <text:p text:style-name="P29">As seen in the diagram, there are multiple important blocks.</text:p>
      <text:p text:style-name="P29">The first block, the Data Downloader, is designed to download all of the Hansard Dataset from the site online, and store it locally for use by the rest of the system. It is likely that this first block will only need to be run a single time, but still proves useful in ensuring all the data is downloaded.</text:p>
      <text:p text:style-name="P29">The Parser is designed to read the original files downloaded by the Data Downloader, and save all relevant data in separate location, in a more consistent layout <text:span text:style-name="T35">than that of the original dataset. This should allow any useage of the data from other parts of the system to be much simpler, and thus faster and less prone to error. It should ensure speech is always attributed to the correct person, even if their names are presented differently.</text:span></text:p>
      <text:p text:style-name="P30"><text:soft-page-break/>The Manual Annotation Tool (the MAT) is designed to allow a user to create a testing and training dataset from the parsed data. It should show a selection of speech to the user, and ask them to annotate it as either a possitive sentiment, negative sentiment, or neutral sentiment. These choices will be recorded, and can then be used to train a machine learning algorithm to extract sentiment from the remaining data.</text:p>
      <text:p text:style-name="P30">The Sentiment Analyser will use the datasets generated by the MAT and produce a model based off the <text:span text:style-name="T36">data. It should also provide the ability to load a previously trained model, rather than spend time retraining every time the system is run. Once trained or loaded, it should be able to accept blocks of text, which it can then extract sentiment from, and return it.</text:span></text:p>
      <text:list xml:id="list2776431632344726872" text:style-name="L2">
        <text:list-item>
          <text:p text:style-name="P21">Main Design</text:p>
          <text:list>
            <text:list-item>
              <text:p text:style-name="P23">Search methods to find speech by member and get sentiment of speech</text:p>
            </text:list-item>
            <text:list-item>
              <text:p text:style-name="P22"><text:span text:style-name="T6">some sort of main control thing to control everything? Like the “Main” of a java thing</text:span></text:p>
            </text:list-item>
            <text:list-item>
              <text:p text:style-name="P22"><text:span text:style-name="T6">Design of data</text:span></text:p>
              <text:list>
                <text:list-item>
                  <text:p text:style-name="P22"><text:span text:style-name="T6">How the parser will save info, formatting etc</text:span></text:p>
                  <text:list>
                    <text:list-item>
                      <text:p text:style-name="P23">note the changed design part way though</text:p>
                    </text:list-item>
                  </text:list>
                </text:list-item>
                <text:list-item>
                  <text:p text:style-name="P22"><text:span text:style-name="T6">how the annotation tool will save</text:span></text:p>
                  <text:list>
                    <text:list-header>
                      <text:p text:style-name="P23">note the changed design part way though</text:p>
                    </text:list-header>
                  </text:list>
                </text:list-item>
              </text:list>
            </text:list-item>
            <text:list-item>
              <text:p text:style-name="P23">How to turn a piece of text into features that can be used by a machine learning algorithm</text:p>
            </text:list-item>
          </text:list>
        </text:list-item>
        <text:list-item>
          <text:p text:style-name="P23">Show diagram of designed system</text:p>
        </text:list-item>
        <text:list-item>
          <text:p text:style-name="P25">create top level requirements for what the system should be capable of doing</text:p>
        </text:list-item>
      </text:list>
      <text:p text:style-name="P8">Process</text:p>
      <text:list xml:id="list7716133640653492850" text:style-name="L3">
        <text:list-item>
          <text:p text:style-name="P24">Feature driven development with agile styled stand ups with room mate</text:p>
          <text:list>
            <text:list-item>
              <text:p text:style-name="P24">not perfect but modified for use by a single developer</text:p>
            </text:list-item>
            <text:list-item>
              <text:p text:style-name="P26">why feature driven? Because it sounded like I could use my design as a jumping off point</text:p>
            </text:list-item>
          </text:list>
        </text:list-item>
        <text:list-item>
          <text:p text:style-name="P13"><text:span text:style-name="T7">Version control</text:span></text:p>
          <text:list>
            <text:list-item>
              <text:p text:style-name="P13"><text:span text:style-name="T7">github, </text:span><text:span text:style-name="T8">obvs</text:span></text:p>
            </text:list-item>
          </text:list>
        </text:list-item>
        <text:list-item>
          <text:p text:style-name="P14"><text:span text:style-name="T7">Trello todo page thing as a method of keeping track of what needs doing vs whats been d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 svg:font-family="'Droid Serif', 'Helvetica Neue', Helvetica, Arial, sans-serif"/>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Neaves [adn2]</meta:initial-creator>
    <meta:editing-cycles>24</meta:editing-cycles>
    <meta:creation-date>2018-04-16T09:29:00</meta:creation-date>
    <dc:date>2018-04-17T16:22:15.254091500</dc:date>
    <meta:editing-duration>PT19H44M31S</meta:editing-duration>
    <meta:generator>LibreOffice/5.1.6.2$Linux_X86_64 LibreOffice_project/10m0$Build-2</meta:generator>
    <meta:document-statistic meta:table-count="0" meta:image-count="0" meta:object-count="0" meta:page-count="6" meta:paragraph-count="53" meta:word-count="2255" meta:character-count="13025" meta:non-whitespace-character-count="10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